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237" officeooo:paragraph-rsid="0009a2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/>
      <text:p text:style-name="P1">&lt;html class="no-js" &lt;?php language_attributes(); ?&gt;&gt;</text:p>
      <text:p text:style-name="P1"/>
      <text:p text:style-name="P1"><text:tab/>&lt;head&gt;</text:p>
      <text:p text:style-name="P1"><text:tab/><text:tab/></text:p>
      <text:p text:style-name="P1"><text:tab/><text:tab/>&lt;meta http-equiv="content-type" content="&lt;?php bloginfo( 'html_type' ); ?&gt;" charset="&lt;?php bloginfo( 'charset' ); ?&gt;" /&gt;</text:p>
      <text:p text:style-name="P1"><text:tab/><text:tab/>&lt;meta name="viewport" content="width=device-width, initial-scale=1.0, maximum-scale=1.0, user-scalable=no" &gt;</text:p>
      <text:p text:style-name="P1"><text:s text:c="8"/></text:p>
      <text:p text:style-name="P1"><text:s text:c="8"/>&lt;link rel="profile" href="http://gmpg.org/xfn/11"&gt;</text:p>
      <text:p text:style-name="P1"><text:tab/><text:tab/> </text:p>
      <text:p text:style-name="P1"><text:tab/><text:tab/>&lt;?php wp_head(); ?&gt;</text:p>
      <text:p text:style-name="P1"><text:tab/></text:p>
      <text:p text:style-name="P1"><text:tab/>&lt;/head&gt;</text:p>
      <text:p text:style-name="P1"><text:tab/></text:p>
      <text:p text:style-name="P1"><text:tab/>&lt;body &lt;?php body_class(); ?&gt;&gt;</text:p>
      <text:p text:style-name="P1"><text:s text:c="4"/></text:p>
      <text:p text:style-name="P1"><text:s text:c="8"/>&lt;header&gt;</text:p>
      <text:p text:style-name="P1"><text:s text:c="12"/></text:p>
      <text:p text:style-name="P1"><text:s text:c="12"/>&lt;p class="toggle-menu" onclick="document.querySelector('body').classList.toggle('show-menu')"&gt;&lt;?php _e( 'Menu', 'davis' ); ?&gt;&lt;/p&gt;</text:p>
      <text:p text:style-name="P1"/>
      <text:p text:style-name="P1"><text:s text:c="12"/>&lt;?php if ( has_nav_menu( 'primary-menu' ) ) wp_nav_menu( array( 'theme_location' =&gt; 'primary-menu' ) ); ?&gt;</text:p>
      <text:p text:style-name="P1"/>
      <text:p text:style-name="P1"><text:s text:c="12"/>&lt;h2&gt;&lt;a href="&lt;?php echo esc_url( home_url() ); ?&gt;"&gt;&lt;?php bloginfo( 'name' ); ?&gt;&lt;/a&gt;&lt;/h2&gt;</text:p>
      <text:p text:style-name="P1"/>
      <text:p text:style-name="P1"><text:s text:c="12"/>&lt;p&gt;&lt;?php bloginfo( 'description' ); ?&gt;&lt;/p&gt;</text:p>
      <text:p text:style-name="P1"/>
      <text:p text:style-name="P1"><text:s text:c="8"/>&lt;/header&gt; &lt;!-- header --&gt;</text:p>
      <text:p text:style-name="P1"><text:tab/><text:tab/></text:p>
      <text:p text:style-name="P1"><text:tab/><text:tab/>&lt;div class="wrapper"&gt;</text:p>
      <text:p text:style-name="P1"/>
      <text:p text:style-name="P1"><text:s text:c="12"/>&lt;?php if ( have_posts() ) : </text:p>
      <text:p text:style-name="P1"/>
      <text:p text:style-name="P1"><text:s text:c="16"/>while ( have_posts() ) : the_post(); ?&gt;</text:p>
      <text:p text:style-name="P1"/>
      <text:p text:style-name="P1"><text:s text:c="20"/>&lt;div &lt;?php post_class( 'post'); ?&gt;&gt;</text:p>
      <text:p text:style-name="P1"/>
      <text:p text:style-name="P1"><text:s text:c="24"/>&lt;?php if ( ! get_post_format() == 'aside' ) : ?&gt;</text:p>
      <text:p text:style-name="P1"/>
      <text:p text:style-name="P1"><text:s text:c="28"/>&lt;h1 class="title"&gt;&lt;a href="&lt;?php the_permalink(); ?&gt;" title="&lt;?php the_title_attribute(); ?&gt;"&gt;&lt;?php the_title(); ?&gt;&lt;/a&gt;&lt;/h1&gt;</text:p>
      <text:p text:style-name="P1"/>
      <text:p text:style-name="P1"><text:s text:c="24"/>&lt;?php endif; ?&gt;</text:p>
      <text:p text:style-name="P1"/>
      <text:p text:style-name="P1"><text:s text:c="24"/>&lt;?php if ( has_post_thumbnail() ) : ?&gt;</text:p>
      <text:p text:style-name="P1"><text:soft-page-break/><text:s text:c="24"/></text:p>
      <text:p text:style-name="P1"><text:s text:c="28"/>&lt;a href="&lt;?php the_permalink(); ?&gt;" title="&lt;?php the_title_attribute(); ?&gt;" class="featured-image"&gt;</text:p>
      <text:p text:style-name="P1"><text:s text:c="32"/>&lt;?php the_post_thumbnail( 'post-image' ); ?&gt; <text:s text:c="3"/></text:p>
      <text:p text:style-name="P1"><text:s text:c="28"/>&lt;/a&gt;</text:p>
      <text:p text:style-name="P1"><text:s text:c="28"/></text:p>
      <text:p text:style-name="P1"><text:s text:c="24"/>&lt;?php endif; ?&gt;</text:p>
      <text:p text:style-name="P1"/>
      <text:p text:style-name="P1"><text:s text:c="24"/>&lt;div class="content"&gt;</text:p>
      <text:p text:style-name="P1"/>
      <text:p text:style-name="P1"><text:s text:c="28"/>&lt;?php the_content(); ?&gt;</text:p>
      <text:p text:style-name="P1"/>
      <text:p text:style-name="P1"><text:s text:c="24"/>&lt;/div&gt; &lt;!-- .content --&gt;</text:p>
      <text:p text:style-name="P1"/>
      <text:p text:style-name="P1"><text:s text:c="24"/>&lt;?php if ( is_singular() ) wp_link_pages(); ?&gt;</text:p>
      <text:p text:style-name="P1"/>
      <text:p text:style-name="P1"><text:s text:c="24"/>&lt;?php if ( get_post_type() == 'post' ) : ?&gt;</text:p>
      <text:p text:style-name="P1"/>
      <text:p text:style-name="P1"><text:s text:c="28"/>&lt;div class="meta"&gt;</text:p>
      <text:p text:style-name="P1"/>
      <text:p text:style-name="P1"><text:s text:c="32"/>&lt;p&gt;&lt;a href="&lt;?php the_permalink(); ?&gt;" title="&lt;?php the_title_attribute(); ?&gt;"&gt;&lt;?php the_time( get_option( 'date_format' ) ); ?&gt;&lt;/a&gt;</text:p>
      <text:p text:style-name="P1"/>
      <text:p text:style-name="P1"><text:s text:c="32"/>&lt;?php if ( comments_open() ) : ?&gt;</text:p>
      <text:p text:style-name="P1"/>
      <text:p text:style-name="P1"><text:s text:c="36"/>&lt;span class="sep"&gt;&lt;/span&gt;&lt;?php comments_popup_link( __('Add Comment', 'davis'), __('1 Comment', 'davis'), '% ' . __('Comments', 'davis'), '', __('Comments off', 'davis') ); ?&gt;</text:p>
      <text:p text:style-name="P1"/>
      <text:p text:style-name="P1"><text:s text:c="32"/>&lt;?php endif; ?&gt;</text:p>
      <text:p text:style-name="P1"><text:s text:c="32"/></text:p>
      <text:p text:style-name="P1"><text:s text:c="32"/>&lt;?php if ( is_sticky() ) : ?&gt;</text:p>
      <text:p text:style-name="P1"><text:s text:c="32"/></text:p>
      <text:p text:style-name="P1"><text:s text:c="36"/>&lt;span class="sep"&gt;&lt;/span&gt;&lt;?php _e( 'Sticky', 'davis' ); ?&gt;</text:p>
      <text:p text:style-name="P1"><text:s text:c="36"/></text:p>
      <text:p text:style-name="P1"><text:s text:c="32"/>&lt;?php endif ?&gt;</text:p>
      <text:p text:style-name="P1"/>
      <text:p text:style-name="P1"><text:s text:c="32"/>&lt;/p&gt;</text:p>
      <text:p text:style-name="P1"/>
      <text:p text:style-name="P1"><text:s text:c="32"/>&lt;?php if ( is_singular( 'post' ) ) : ?&gt;</text:p>
      <text:p text:style-name="P1"><text:s text:c="32"/></text:p>
      <text:p text:style-name="P1"><text:s text:c="36"/>&lt;p&gt;&lt;?php _e( 'In', 'davis' ); ?&gt; &lt;?php the_category( ', ' ); ?&gt;&lt;/p&gt;</text:p>
      <text:p text:style-name="P1"><text:s text:c="36"/>&lt;p&gt;&lt;?php the_tags( ' #', ' #', ' ' ); ?&gt;&lt;/p&gt;</text:p>
      <text:p text:style-name="P1"><text:s text:c="36"/></text:p>
      <text:p text:style-name="P1"><text:s text:c="32"/>&lt;?php endif; ?&gt;</text:p>
      <text:p text:style-name="P1"/>
      <text:p text:style-name="P1"><text:s text:c="28"/>&lt;/div&gt; &lt;!-- .meta --&gt;</text:p>
      <text:p text:style-name="P1"/>
      <text:p text:style-name="P1"><text:s text:c="24"/>&lt;?php endif; ?&gt;</text:p>
      <text:p text:style-name="P1"/>
      <text:p text:style-name="P1"><text:soft-page-break/><text:s text:c="24"/>&lt;?php if ( is_singular() ) comments_template(); ?&gt;</text:p>
      <text:p text:style-name="P1"/>
      <text:p text:style-name="P1"><text:s text:c="20"/>&lt;/div&gt; &lt;!-- .post --&gt;</text:p>
      <text:p text:style-name="P1"/>
      <text:p text:style-name="P1"><text:s text:c="20"/>&lt;?php </text:p>
      <text:p text:style-name="P1"><text:s text:c="16"/></text:p>
      <text:p text:style-name="P1"><text:s text:c="16"/>endwhile;</text:p>
      <text:p text:style-name="P1"/>
      <text:p text:style-name="P1"><text:s text:c="12"/>else : ?&gt;</text:p>
      <text:p text:style-name="P1"/>
      <text:p text:style-name="P1"><text:s text:c="16"/>&lt;div class="post"&gt;</text:p>
      <text:p text:style-name="P1"/>
      <text:p text:style-name="P1"><text:s text:c="20"/>&lt;p&gt;&lt;?php _e( 'Sorry, the page you requested cannot be found.', 'davis' ); ?&gt;&lt;/p&gt;</text:p>
      <text:p text:style-name="P1"/>
      <text:p text:style-name="P1"><text:s text:c="16"/>&lt;/div&gt; &lt;!-- .post --&gt;</text:p>
      <text:p text:style-name="P1"/>
      <text:p text:style-name="P1"><text:s text:c="12"/>&lt;?php endif; ?&gt;</text:p>
      <text:p text:style-name="P1"><text:tab/> <text:s text:c="7"/><text:tab/> <text:s text:c="7"/></text:p>
      <text:p text:style-name="P1"><text:tab/> <text:s text:c="7"/>&lt;?php if ( ( ! is_singular() ) &amp;&amp; ( $wp_query-&gt;post_count &gt;= get_option( 'posts_per_page' ) ) ) : ?&gt;</text:p>
      <text:p text:style-name="P1"><text:tab/> <text:s text:c="7"/></text:p>
      <text:p text:style-name="P1"><text:tab/><text:tab/> <text:s text:c="7"/>&lt;div class="pagination"&gt;</text:p>
      <text:p text:style-name="P1"><text:tab/><text:tab/><text:tab/> <text:s text:c="7"/></text:p>
      <text:p text:style-name="P1"><text:tab/><text:tab/><text:tab/><text:tab/><text:tab/>&lt;?php previous_posts_link( '&amp;larr; ' . __( 'Newer posts', 'davis' ) ); ?&gt;</text:p>
      <text:p text:style-name="P1"><text:tab/><text:tab/><text:tab/><text:tab/><text:tab/>&lt;?php next_posts_link( __( 'Older posts', 'davis') . ' &amp;rarr;' ); ?&gt;</text:p>
      <text:p text:style-name="P1"><text:tab/><text:tab/><text:tab/><text:tab/><text:tab/></text:p>
      <text:p text:style-name="P1"><text:tab/><text:tab/> <text:s text:c="7"/>&lt;/div&gt; &lt;!-- .pagination --&gt;</text:p>
      <text:p text:style-name="P1"><text:tab/> <text:s text:c="7"/></text:p>
      <text:p text:style-name="P1"><text:tab/> <text:s text:c="7"/>&lt;?php endif; ?&gt;</text:p>
      <text:p text:style-name="P1"><text:tab/> <text:s text:c="7"/></text:p>
      <text:p text:style-name="P1"><text:tab/> <text:s text:c="7"/>&lt;footer&gt;</text:p>
      <text:p text:style-name="P1"><text:tab/><text:tab/> <text:s text:c="7"/></text:p>
      <text:p text:style-name="P1"><text:tab/><text:tab/> <text:s text:c="7"/>&lt;p&gt;&amp;copy; &lt;?php echo date( 'Y' ); ?&gt; &lt;a href="&lt;?php echo esc_url( home_url() ); ?&gt;"&gt;&lt;?php bloginfo( 'name' ); ?&gt;&lt;/a&gt;&lt;/p&gt;</text:p>
      <text:p text:style-name="P1"><text:tab/><text:tab/> <text:s text:c="7"/>&lt;p&gt;&lt;?php _e( 'Theme by', 'davis' ); ?&gt; &lt;a href="http://www.andersnoren.se"&gt;Anders Nor&amp;eacute;n&lt;/a&gt;&lt;/p&gt;</text:p>
      <text:p text:style-name="P1"><text:tab/><text:tab/> <text:s text:c="7"/></text:p>
      <text:p text:style-name="P1"><text:tab/> <text:s text:c="7"/>&lt;/footer&gt; &lt;!-- footer --&gt;</text:p>
      <text:p text:style-name="P1"><text:tab/> <text:s text:c="7"/></text:p>
      <text:p text:style-name="P1"><text:tab/> <text:s text:c="3"/>&lt;/div&gt; &lt;!-- .wrapper --&gt;</text:p>
      <text:p text:style-name="P1"><text:tab/> <text:s text:c="3"/></text:p>
      <text:p text:style-name="P1"><text:tab/> <text:s text:c="3"/>&lt;?php wp_footer(); ?&gt;</text:p>
      <text:p text:style-name="P1"><text:tab/> <text:s text:c="7"/></text:p>
      <text:p text:style-name="P1"><text:tab/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7:42:15.111101857</meta:creation-date>
    <dc:date>2017-02-21T07:42:46.290380910</dc:date>
    <meta:editing-duration>PT31S</meta:editing-duration>
    <meta:editing-cycles>1</meta:editing-cycles>
    <meta:document-statistic meta:table-count="0" meta:image-count="0" meta:object-count="0" meta:page-count="3" meta:paragraph-count="97" meta:word-count="417" meta:character-count="4577" meta:non-whitespace-character-count="2659"/>
    <meta:generator>LibreOffice/5.1.4.2$Linux_X86_64 LibreOffice_project/10m0$Build-2</meta:generator>
  </office:meta>
</office:document-meta>
</file>